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6c45" officeooo:paragraph-rsid="00156c45" style:font-weight-asian="bold" style:font-weight-complex="bold"/>
    </style:style>
    <style:style style:name="P2" style:family="paragraph" style:parent-style-name="Standard">
      <style:text-properties fo:font-weight="bold" officeooo:rsid="001c7655" officeooo:paragraph-rsid="001c7655" style:font-weight-asian="bold" style:font-weight-complex="bold"/>
    </style:style>
    <style:style style:name="P3" style:family="paragraph" style:parent-style-name="Standard">
      <style:text-properties fo:font-weight="bold" officeooo:rsid="001c7655" officeooo:paragraph-rsid="002b5546" style:font-weight-asian="bold" style:font-weight-complex="bold"/>
    </style:style>
    <style:style style:name="P4" style:family="paragraph" style:parent-style-name="Standard">
      <style:text-properties fo:font-weight="bold" officeooo:rsid="002b5546" officeooo:paragraph-rsid="002b5546" style:font-weight-asian="bold" style:font-weight-complex="bold"/>
    </style:style>
    <style:style style:name="P5" style:family="paragraph" style:parent-style-name="Standard">
      <style:text-properties fo:font-weight="bold" officeooo:rsid="00262842" officeooo:paragraph-rsid="00262842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b5546" officeooo:paragraph-rsid="002b5546" style:font-weight-asian="bold" style:font-weight-complex="bold"/>
    </style:style>
    <style:style style:name="T1" style:family="text">
      <style:text-properties officeooo:rsid="00162124"/>
    </style:style>
    <style:style style:name="T2" style:family="text">
      <style:text-properties officeooo:rsid="0017c3d1"/>
    </style:style>
    <style:style style:name="T3" style:family="text">
      <style:text-properties officeooo:rsid="001b0bf7"/>
    </style:style>
    <style:style style:name="T4" style:family="text">
      <style:text-properties officeooo:rsid="001d5d79"/>
    </style:style>
    <style:style style:name="T5" style:family="text">
      <style:text-properties officeooo:rsid="001f1dbd"/>
    </style:style>
    <style:style style:name="T6" style:family="text">
      <style:text-properties officeooo:rsid="0022dcb0"/>
    </style:style>
    <style:style style:name="T7" style:family="text">
      <style:text-properties officeooo:rsid="00236241"/>
    </style:style>
    <style:style style:name="T8" style:family="text">
      <style:text-properties officeooo:rsid="002575d9"/>
    </style:style>
    <style:style style:name="T9" style:family="text">
      <style:text-properties officeooo:rsid="0027a268"/>
    </style:style>
    <style:style style:name="T10" style:family="text">
      <style:text-properties officeooo:rsid="0028e1ec"/>
    </style:style>
    <style:style style:name="T11" style:family="text">
      <style:text-properties officeooo:rsid="002b5546"/>
    </style:style>
    <style:style style:name="T12" style:family="text">
      <style:text-properties officeooo:rsid="002c4dae"/>
    </style:style>
    <style:style style:name="T13" style:family="text">
      <style:text-properties officeooo:rsid="002fec38"/>
    </style:style>
    <style:style style:name="T14" style:family="text">
      <style:text-properties officeooo:rsid="0031be5a"/>
    </style:style>
    <style:style style:name="T15" style:family="text">
      <style:text-properties officeooo:rsid="0032f025"/>
    </style:style>
    <style:style style:name="T16" style:family="text">
      <style:text-properties officeooo:rsid="0034ce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9">MOSSAD KENDİ AJANLARINI KAÇIRIYOR</text:span></text:p>
      <text:p text:style-name="P1"/>
      <text:p text:style-name="P6"><text:tab/>PART 1<text:tab/></text:p>
      <text:p text:style-name="P1">Hangi ülkede bir yeraltı hapishanesi varsa koordinatlarını o ülkeye ihbar edin. Sizin ülkeniz işgal altındadır deyin. </text:p>
      <text:p text:style-name="P1">Dünyadaki bütün mossad’ın yeraltı hapishanelerinin koordinatlarını o ülkenin askerine ve polisine ihbar edin.</text:p>
      <text:p text:style-name="P1"/>
      <text:p text:style-name="P1"/>
      <text:p text:style-name="P6"><text:tab/>PART 2<text:tab/></text:p>
      <text:p text:style-name="P1">Hangi ülkede bir savaş <text:span text:style-name="T11">ya da iç savaş </text:span>varsa o ülkedeki yeraltı hapishanelerinin koordinatlarını <text:span text:style-name="T11">o ülkeye ihbar edin.</text:span> <text:span text:style-name="T11">Devletin içindeki Meclis, Ordu ve Derin Devlete sızmış estetik Mossad ajanlarını ihbar ederseniz o ülkedeki savaş ya da iç savaş duracaktır.</text:span> Bu şekilde <text:span text:style-name="T11">siz tek başınıza</text:span> savaş <text:span text:style-name="T11">durdurursunuz</text:span>. <text:span text:style-name="T11">Bunun karşılığında o devletlerden para ve vatandaşlık isteyin. </text:span><text:span text:style-name="T13">Savaşları o ülke</text:span><text:span text:style-name="T14">nin Ordu ve Meclisindeki</text:span><text:span text:style-name="T13"> İsrail ajanları </text:span><text:span text:style-name="T14">çıkarıyor</text:span><text:span text:style-name="T13">.</text:span></text:p>
      <text:p text:style-name="P1"/>
      <text:p text:style-name="P1"/>
      <text:p text:style-name="P6"><text:tab/>PART 3<text:tab/></text:p>
      <text:p text:style-name="P1">Mossad sizi bir şeye zorlarsa <text:span text:style-name="T8">bilin ki Mossad sizi de kaçıracaktır.</text:span> Mossad’ın sizi kaçırmasını beklemeyin. Bildiğiniz bütün Mossad’ın yeraltı hapishanelerinin koordinatlarını o devlerlere ihbar edin. Dünyada ne kadar yeraltı hapishanesi varsa hepsinin koordinatlarını o <text:span text:style-name="T1">devletlerin</text:span> asker ve polis<text:span text:style-name="T1">ler</text:span>ine ihbar edin. Bu şekilde sizi nereye götürselerde birgün devlet<text:span text:style-name="T2">ler</text:span> oraya <text:span text:style-name="T1">size yardıma</text:span> gelecektir. <text:span text:style-name="T3">Yeraltı hapishaneleri hangi ülkedeyse ihbarlarınızı o ülkeye yapın ki o ülke</text:span><text:span text:style-name="T10">lerin orduları size</text:span><text:span text:style-name="T3"> yardıma gelsin.</text:span></text:p>
      <text:p text:style-name="P1"/>
      <text:p text:style-name="P1"/>
      <text:p text:style-name="P6"><text:tab/>PART 4<text:tab/></text:p>
      <text:p text:style-name="P3">Mossad’<text:span text:style-name="T4">ın sizi kaçırmasından </text:span>korkmayın. <text:span text:style-name="T6">İ</text:span><text:span text:style-name="T7">hbarlarınızı yapın.</text:span> Mehdi <text:span text:style-name="T7">yıllardır</text:span> kaçırılan herkesi kurudu. <text:span text:style-name="T5">Bunu kendiniz de öğrenebilirsiniz. </text:span></text:p>
      <text:p text:style-name="P2"/>
      <text:p text:style-name="P5">Dünyadaki bütün yeraltı hapishanelerinin koordinatlarını o ülkelere ihbar edin. Mossadın yeraltı hapishaneleri nerde varsa o ülkelerin askerine ve polisine koordinatları ihbar edin. Sizi kaçırma ihtimali olursa bunu yapın.</text:p>
      <text:p text:style-name="P5"/>
      <text:p text:style-name="P5"/>
      <text:p text:style-name="P6"><text:tab/>PART 5<text:tab/></text:p>
      <text:p text:style-name="P4">Mossad sizin üstünüzde plan yapmış. <text:span text:style-name="T16">Mossadın planları var. </text:span>Bunu kendiniz araştırın.</text:p>
      <text:p text:style-name="P4"/>
      <text:p text:style-name="P4"/>
      <text:p text:style-name="P6"><text:tab/>PART 6<text:tab/></text:p>
      <text:p text:style-name="P4">Mossadın planları var. Mossadın generalleri var. <text:s/>Ordu, Meclis, Derin Devletin içindeki,<text:span text:style-name="T12"> Hakim, Savcı, Vali ve Belediye Başkanları gibi kurumlardaki</text:span> bütün estetik mossad ajanlarını ihbar edin. Bunun karşılığında devletten para, vatandaşlık ve güvenlik isteyin. Bu fırsat bir daha elinize geçmeyecek. Mossaddan kurtulup özgür kalma fırsatınız var şuan. Kullanın bunu.</text:p>
      <text:p text:style-name="P4"/>
      <text:p text:style-name="P4"/>
      <text:p text:style-name="P6"><text:tab/>PART 7<text:tab/></text:p>
      <text:p text:style-name="P4">Mossad sizi kaçırmaya çalışırsa o işin emrini veren bütün mossad ajanlarını ihbar edin. Devletin içindeki bütün estetik mossad ajanlarını ihbar edin ve devletiniz bu şekilde işgal altındadır deyin. Bu şekilde sizi kaçıracak kimse olmayacak. <text:span text:style-name="T15">O </text:span>Devletin ordusu size yardıma gelecek. Bu ihbarların karşılığında devletten para, <text:span text:style-name="T15">güvenlik</text:span> ve vatandaşlık isteyin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17:11:27.401561161</meta:creation-date>
    <dc:date>2022-06-08T06:07:13.572241642</dc:date>
    <meta:editing-duration>PT23M43S</meta:editing-duration>
    <meta:editing-cycles>23</meta:editing-cycles>
    <meta:generator>LibreOffice/7.2.6.2$Linux_X86_64 LibreOffice_project/20$Build-2</meta:generator>
    <meta:document-statistic meta:table-count="0" meta:image-count="0" meta:object-count="0" meta:page-count="1" meta:paragraph-count="17" meta:word-count="327" meta:character-count="2432" meta:non-whitespace-character-count="2101"/>
  </office:meta>
</office:document-meta>
</file>